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0.35mm solid #000000"/>
    </style:style>
    <style:style style:name="Table112.E5" style:family="table-cell" style:data-style-name="N0">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0.35mm solid #000000"/>
    </style:style>
    <style:style style:name="Table114.E5" style:family="table-cell" style:data-style-name="N0">
      <style:table-cell-properties fo:padding="0.97mm" fo:border="none"/>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0.35mm solid #000000"/>
    </style:style>
    <style:style style:name="Table106.E5" style:family="table-cell" style:data-style-name="N0">
      <style:table-cell-properties fo:padding="0.97mm" fo:border="none"/>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0.35mm solid #000000"/>
    </style:style>
    <style:style style:name="Table108.E5" style:family="table-cell" style:data-style-name="N0">
      <style:table-cell-properties fo:padding="0.97mm" fo:border="none"/>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0.35mm solid #000000"/>
    </style:style>
    <style:style style:name="Table116.E5" style:family="table-cell" style:data-style-name="N0">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51137379928912641" text:style-name="Outline">
        <text:list-item>
          <text:list>
            <text:list-item>
              <text:h text:style-name="P6" text:outline-level="2"><text:bookmark text:name="_scpi_subsys_status"/>STATus </text:h>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text:bookmark text:name="_scpi_stat_oper_even"/>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cmd_5f_code_20_Start">STAT:OPER?</text:p>
            <text:p text:style-name="cmd_5f_code_20_Start">256</text:p>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865316390"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text:bookmark text:name="_scpi_stat_oper_cond"/>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cmd_5f_code_20_Start">STAT:OPER:COND?</text:p>
            <text:p text:style-name="cmd_5f_code_20_Start">256</text:p>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725243467"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text:bookmark text:name="_scpi_stat_oper_enab"/>STATus:OPERation:ENABle {&lt;value&gt;}</text:p>
            <text:p text:style-name="cmd_5f_root"><text:bookmark text:name="_scpi_stat_oper_enab2"/>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instrument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R1</text:p>
          </table:table-cell>
          <table:table-cell table:style-name="Table112.A1" office:value-type="string">
            <text:p text:style-name="P2">A decimal value which corresponds to the binary-weighted sum of the bits in the register.</text:p>
          </table:table-cell>
          <table:table-cell table:style-name="Table112.E5" office:value-type="float" office:value="0">
            <text:p text:style-name="P1">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147988624" text:continue-numbering="true" text:style-name="Outline">
        <text:list-item>
          <text:list>
            <text:list-item>
              <text:list>
                <text:list-item>
                  <text:h text:style-name="Heading_20_3" text:outline-level="3"><text:bookmark text:name="stat_oper_inst"/><text:soft-page-break/>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text:bookmark text:name="_scpi_stat_oper_inst_cond"/><text:bookmark text:name="_scpi_stat_oper_inst_even"/>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s set:</text:p>
            <text:p text:style-name="cmd_5f_code_20_Start">STAT:OPER:INST?</text:p>
            <text:p text:style-name="cmd_5f_code_20_Start">4</text:p>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1681004989"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s set:</text:p>
            <text:p text:style-name="cmd_5f_code_20_Start">STAT:OPER:INST:COND?</text:p>
            <text:p text:style-name="cmd_5f_code_20_Start">4</text:p>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2122502674"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text:bookmark text:name="_scpi_stat_oper_inst_enab"/>STATus:OPERation:INSTrument:ENABle {&lt;value&gt;}</text:p>
            <text:p text:style-name="cmd_5f_root"><text:bookmark text:name="_scpi_stat_oper_inst_enab2"/>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instrument returns a binary-weighted decimal representing the bits set in the enable register.</text:p>
          </table:table-cell>
          <table:covered-table-cell/>
          <table:covered-table-cell/>
          <table:covered-table-cell/>
        </table:table-row>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R1</text:p>
          </table:table-cell>
          <table:table-cell table:style-name="Table104.A1" office:value-type="string">
            <text:p text:style-name="P2">A decimal value which corresponds to the binary-weighted sum of the bits in the register.</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cmd_5f_code_20_Start">STAT:OPER:INST:ENAB 6</text:p>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525105460"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text:bookmark text:name="_scpi_stat_oper_inst_isum_even"/>STATus:OPERation:INSTrument:ISUMmary[&lt;n&gt;][:EVENt]?</text:p>
          </table:table-cell>
        </table:table-row>
        <text:soft-page-break/>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3">instrument</text:span><text:span text:style-name="T2">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and bit 10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Related Commands</text:p>
          </table:table-cell>
          <table:table-cell table:style-name="Table113.A1" office:value-type="string">
            <text:p text:style-name="P3">*CLS</text:p>
          </table:table-cell>
        </table:table-row>
      </table:table>
      <text:list xml:id="list515359830"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text:bookmark text:name="_scpi_stat_oper_inst_isum_cond"/>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3">instrument</text:span><text:span text:style-name="T2">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and bit 10 on the channel 1 are set (256+1024=1280):</text:p>
            <text:p text:style-name="cmd_5f_code_20_Start">STAT:OPER:INST:ISUM1:COND?</text:p>
            <text:p text:style-name="cmd_5f_code_20_Start">1280</text:p>
          </table:table-cell>
        </table:table-row>
      </table:table>
      <text:list xml:id="list753093746"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text:bookmark text:name="_scpi_stat_oper_inst_isum_enab"/>STATus:OPERation:INSTrument:ISUMmary[&lt;n&gt;]:ENABle {&lt;value&gt;}</text:p>
            <text:p text:style-name="cmd_5f_root"><text:bookmark text:name="_scpi_stat_oper_inst_isum_enab2"/>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channel of the instrument<text:span text:style-name="T1">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instrument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R1</text:p>
          </table:table-cell>
          <table:table-cell table:style-name="Table114.A1" office:value-type="string">
            <text:p text:style-name="P2">A decimal value which corresponds to the binary-weighted sum of the bits in the register.</text:p>
          </table:table-cell>
          <table:table-cell table:style-name="Table114.E5" office:value-type="float" office:value="0">
            <text:p text:style-name="P1">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bit 0, 1 and 4 are set (1+2+16=19):</text:p>
            <text:p text:style-name="cmd_5f_code_20_Start">STAT:OPER:INST:ISUM:ENABLE?</text:p>
            <text:p text:style-name="cmd_5f_code_20_Start">19</text:p>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656054503" text:continue-numbering="true" text:style-name="Outline">
        <text:list-item>
          <text:list>
            <text:list-item>
              <text:list>
                <text:list-item>
                  <text:h text:style-name="Heading_20_3" text:outline-level="3"><text:bookmark text:name="stat_pre"/><text:soft-page-break/>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text:bookmark text:name="_scpi_stat_pre"/>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826871875"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text:bookmark text:name="_scpi_stat_ques_even"/>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instrument</text:span> returns a decimal value which corresponds to the binary-weighted sum of all bits in the register. </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cmd_5f_code_20_Start">STAT:QUES?</text:p>
            <text:p text:style-name="cmd_5f_code_20_Start">8</text:p>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646855948"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text:bookmark text:name="_scpi_stat_ques_cond"/>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instrument</text:span> returns a decimal value which corresponds to the binary-weighted sum of all bits in the register. </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cmd_5f_code_20_Start">STAT:QUES:COND?</text:p>
            <text:p text:style-name="cmd_5f_code_20_Start">8</text:p>
          </table:table-cell>
        </table:table-row>
      </table:table>
      <text:list xml:id="list1218979573"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text:bookmark text:name="_scpi_stat_ques_enab"/>STATus:QUEStionable:ENABle {&lt;value&gt;}</text:p>
            <text:p text:style-name="cmd_5f_root"><text:bookmark text:name="_scpi_stat_ques_enab2"/>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instrument</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R1</text:p>
          </table:table-cell>
          <table:table-cell table:style-name="Table106.A1" office:value-type="string">
            <text:p text:style-name="P2">A decimal value which corresponds to the binary-weighted sum of the bits in the register.</text:p>
          </table:table-cell>
          <table:table-cell table:style-name="Table106.E5" office:value-type="float" office:value="0">
            <text:p text:style-name="P1">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bit 3 4 and 13 are enabled (8+16+8192=8216):</text:p>
            <text:p text:style-name="cmd_5f_code_20_Start">STAT:QUES:ENAB?</text:p>
            <text:p text:style-name="cmd_5f_code_20_Start">8216</text:p>
          </table:table-cell>
          <table:covered-table-cell/>
          <table:covered-table-cell/>
          <table:covered-table-cell/>
        </table:table-row>
        <text:soft-page-break/>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199355401"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text:bookmark text:name="_scpi_stat_ques_inst_even"/>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instrument</text:span> returns a decimal value which corresponds to the binary-weighted sum of all bits in the register and clears the register. </text:p>
          </table:table-cell>
        </table:table-row>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bit 1 and 2 are set (2+4=6): </text:p>
            <text:p text:style-name="cmd_5f_code_20_Start">STAT:QUES:INST?</text:p>
            <text:p text:style-name="cmd_5f_code_20_Start">6</text:p>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2130982048"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text:bookmark text:name="_scpi_stat_ques_inst_cond"/>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instrument</text:span> returns a decimal value which corresponds to the binary-weighted sum of all bits in the register and clears the register.</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bit 1 and 2 are set (2+4=6): </text:p>
            <text:p text:style-name="cmd_5f_code_20_Start">STAT:QUES:INST:COND?</text:p>
            <text:p text:style-name="cmd_5f_code_20_Start">6</text:p>
          </table:table-cell>
        </table:table-row>
      </table:table>
      <text:list xml:id="list861806184"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text:bookmark text:name="_scpi_stat_ques_inst_enab"/>STATus:QUEStionable:INSTrument:ENABle {&lt;value&gt;}</text:p>
            <text:p text:style-name="cmd_5f_root"><text:bookmark text:name="_scpi_stat_ques_inst_enab2"/>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instrument</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R1</text:p>
          </table:table-cell>
          <table:table-cell table:style-name="Table108.A1" office:value-type="string">
            <text:p text:style-name="P2">A decimal value which corresponds to the binary-weighted sum of the bits in the register</text:p>
          </table:table-cell>
          <table:table-cell table:style-name="Table108.E5" office:value-type="float" office:value="0">
            <text:p text:style-name="P1">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bit 1 and 2:</text:p>
            <text:p text:style-name="cmd_5f_code_20_Start">STAT:QUES:INST:ENAB 6</text:p>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455675681"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text:bookmark text:name="_scpi_stat_ques_inst_isum_even"/>STATus:QUEStionable:INSTrument:ISUMmary[&lt;n&gt;][:EVENt]?</text:p>
          </table:table-cell>
        </table:table-row>
        <text:soft-page-break/>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instrument represented by numeric value [&lt;n&gt;]. When [&lt;n&gt;] is omitted, the system queries the questionable instrument Isummary enable register of the current channel.</text:span> The event register is a read-only register which holds (latches) all events. Reading the Questionable Instrument Isummary Event register clears it. The *CLS command can be also used to clear the register.</text:p>
          </table:table-cell>
        </table:table-row>
        <table:table-row>
          <table:table-cell table:style-name="Table109.A1" office:value-type="string">
            <text:p text:style-name="P3">Return</text:p>
          </table:table-cell>
          <table:table-cell table:style-name="Table109.A1" office:value-type="string">
            <text:p text:style-name="Standard">The <text:span text:style-name="T1">instrument</text:span> returns a binary-weighted decimal representing the bits set in the enable register.</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cmd_5f_code_20_Start">STAT:QUES:INST:ISUM1?</text:p>
            <text:p text:style-name="cmd_5f_code_20_Start">512</text:p>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157895069"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text:bookmark text:name="_scpi_stat_ques_inst_isum_cond"/>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instrument represented by numeric value [&lt;n&gt;]. When [&lt;n&gt;] is omitted, the system queries the questionable instrument Isummary enable register of the current channel.</text:span></text:p>
          </table:table-cell>
        </table:table-row>
        <table:table-row>
          <table:table-cell table:style-name="Table172.A1" office:value-type="string">
            <text:p text:style-name="P3">Return</text:p>
          </table:table-cell>
          <table:table-cell table:style-name="Table172.A1" office:value-type="string">
            <text:p text:style-name="Standard">The <text:span text:style-name="T1">instrument</text:span> returns a binary-weighted decimal representing the bits set in the enable register.</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cmd_5f_code_20_Start">STAT:QUES:INST:ISUM1:COND?</text:p>
            <text:p text:style-name="cmd_5f_code_20_Start">512</text:p>
          </table:table-cell>
        </table:table-row>
      </table:table>
      <text:list xml:id="list873976646"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text:bookmark text:name="_scpi_stat_ques_inst_isum_enab"/>STATus:QUEStionable:INSTrument:ISUMmary[&lt;n&gt;]:ENABle {&lt;value&gt;}</text:p>
            <text:p text:style-name="cmd_5f_root"><text:bookmark text:name="_scpi_stat_ques_inst_isum_enab2"/>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instrument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R1</text:p>
          </table:table-cell>
          <table:table-cell table:style-name="Table116.A1" office:value-type="string">
            <text:p text:style-name="P2">A decimal value which corresponds to the binary-weighted sum of the bits in the register </text:p>
          </table:table-cell>
          <table:table-cell table:style-name="Table116.E5" office:value-type="float" office:value="0">
            <text:p text:style-name="P1">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cmd_5f_code_20_Start">STAT:QUES:INST:ISUM2:ENAB 1811</text:p>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text:start-value="14">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TATu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STATus </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STATus</dc:title>
    <meta:document-statistic meta:table-count="19" meta:image-count="0" meta:object-count="0" meta:page-count="6" meta:paragraph-count="303" meta:word-count="1671" meta:character-count="11984"/>
    <meta:user-defined meta:name="WebPublish_HTML_Profile">EEZ (HTML)</meta:user-defined>
    <meta:user-defined meta:name="WebPublish_Post_Profile">EEZ</meta:user-defined>
  </office:meta>
</office:document-meta>
</file>